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Tahoma1" svg:font-family="Tahoma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18cm solid #000000"/>
    </style:style>
    <style:style style:name="podCompactCell" style:family="table-cell">
      <style:table-cell-properties fo:padding-left="0.049cm" fo:padding-right="0.049cm" fo:padding-top="0cm" fo:padding-bottom="0cm" fo:border="0.018cm solid #000000"/>
    </style:style>
    <style:style style:name="podHeaderCell" style:family="table-cell">
      <style:table-cell-properties fo:background-color="#e6e6e6" fo:padding="0.097cm" fo:border="0.018cm solid #000000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list text:style-name="podNumberedList" text:continue-numbering="false">
        <text:list-item>
          <text:p text:style-name="podNumberItem">Row 1;</text:p>
        </text:list-item>
        <text:list-item>
          <text:p text:style-name="podNumberItem">row 2 :<text:line-break/>- sub-paragraph, row 1<text:line-break/>- sub-paragraph, row 2</text:p>
        </text:list-item>
        <text:list-item>
          <text:p text:style-name="podNumberItem">row 3;</text:p>
        </text:list-item>
        <text:list-item>
          <text:p text:style-name="podNumberItem">row 4:</text:p>
        </text:list-item>
        <text:list-item>
          <text:list text:style-name="podBulletedList">
            <text:list-item>
              <text:p text:style-name="podBulletItem">Sub list:<text:line-break/>aa<text:line-break/>bb<text:line-break/>aa</text:p>
            </text:list-item>
            <text:list-item>
              <text:p text:style-name="podBulletItem">Hello</text:p>
            </text:list-item>
            <text:list-item>
              <text:p text:style-name="podBulletItem">Normal</text:p>
            </text:list-item>
          </text:list>
        </text:list-item>
      </text:list>
      <text:list text:style-name="podBulletedList">
        <text:list-item>
          <text:p>Texte</text:p>
        </text:list-item>
      </text:list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Tahoma1" svg:font-family="Tahoma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styles>
    <style:style style:name="AppyStandard" style:family="paragraph" style:class="text" style:master-page-name="" style:parent-style-name="Standard">
      <style:paragraph-properties fo:margin-left="0cm" fo:margin-right="0cm" fo:margin-top="0.05cm" fo:margin-bottom="0.10cm" fo:text-indent="0cm" style:auto-text-indent="false" style:page-number="auto"/>
    </style:style>
    <style:style style:name="ParaKWN" style:family="paragraph" style:class="text" style:master-page-name="" style:parent-style-name="AppyStandard">
      <style:paragraph-properties fo:keep-with-next="always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ColumnBreak" style:family="paragraph">
      <style:paragraph-properties fo:break-before="column"/>
    </style:style>
    <style:style style:name="podBulletItem" style:family="paragraph" style:parent-style-name="AppyStandard" style:list-style-name="podBulletedList"/>
    <style:style style:name="podNumberItem" style:family="paragraph" style:parent-style-name="AppyStandard" style:list-style-name="podNumberedList"/>
    <style:style style:name="podBulletItemKeepWithNext" style:family="paragraph" style:parent-style-name="AppyStandard" style:list-style-name="podBulletedList">
      <style:paragraph-properties fo:keep-with-next="always"/>
    </style:style>
    <style:style style:name="podNumberItemKeepWithNext" style:family="paragraph" style:parent-style-name="AppyStandard" style:list-style-name="podNumberedList">
      <style:paragraph-properties fo:keep-with-next="always"/>
    </style:style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_Table_Content" style:display-name="Appy cell content" style:family="paragraph" style:parent-style-name="AppyStandard" style:class="extra">
      <style:paragraph-properties fo:margin-top="0cm" fo:margin-bottom="0cm" text:number-lines="false" text:line-number="0"/>
    </style:style>
    <style:style style:name="Appy_Table_Heading" style:display-name="Appy heading content" style:family="paragraph" style:parent-style-name="Appy_Table_Content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text:list-style style:name="podBulletedList">
      <text:list-level-style-bullet text:level="1" text:style-name="podBulletStyle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text:bullet-char="•">
        <style:list-level-properties text:space-before="1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</text:list-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US" fo:language="en" style:language-asian="zxx" style:language-complex="zxx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US" fo:language="en" fo:hyphenation-push-char-count="2" style:font-name="Nimbus Roman No9 L" style:language-asian="zxx" style:language-complex="zxx" style:font-size-asian="12pt" style:font-name-asian="DejaVu Sans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Nimbus Sans L" style:font-size-complex="14pt" style:font-name-asian="Mincho" fo:font-size="14pt" style:font-name-complex="Tahoma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ame="List" style:class="list" style:parent-style-name="Text_20_body" style:family="paragraph">
      <style:text-properties style:font-name-complex="Tahoma1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pm1">
      <style:page-layout-properties fo:margin-top="2cm" style:writing-mode="lr-tb" fo:margin-left="2cm" fo:page-width="21.59cm" style:num-format="1" style:print-orientation="portrait" style:footnote-max-height="0cm" fo:margin-bottom="2cm" fo:page-height="27.94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Gaetan Delannay</meta:initial-creator>
    <meta:creation-date>2007-08-06T12:09:45</meta:creation-date>
    <dc:creator>Gaetan Delannay</dc:creator>
    <dc:date>2008-12-11T09:11:29</dc:date>
    <dc:language>en-US</dc:language>
    <meta:editing-cycles>16</meta:editing-cycles>
    <meta:editing-duration>PT1H54M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10" meta:character-count="50"/>
  </office:meta>
</office:document-meta>
</file>